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3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1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6" style:family="table-cell">
      <style:table-cell-properties fo:padding="0.0201in" fo:border-left="0.0007in solid #000000" fo:border-right="none" fo:border-top="none" fo:border-bottom="0.0347in solid #000000"/>
    </style:style>
    <style:style style:name="t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6" style:family="table-cell">
      <style:table-cell-properties fo:padding="0.0201in" fo:border-left="0.0007in solid #000000" fo:border-right="none" fo:border-top="none" fo:border-bottom="0.0347in solid #000000"/>
    </style:style>
    <style:style style:name="t3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6" style:family="table-cell">
      <style:table-cell-properties fo:padding="0.0201in" fo:border-left="0.0007in solid #000000" fo:border-right="none" fo:border-top="none" fo:border-bottom="0.0347in solid #000000"/>
    </style:style>
    <style:style style:name="t4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6" style:family="table-cell">
      <style:table-cell-properties fo:padding="0.0201in" fo:border-left="0.0007in solid #000000" fo:border-right="none" fo:border-top="none" fo:border-bottom="0.0347in solid #000000"/>
    </style:style>
    <style:style style:name="t5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6" style:family="table-cell">
      <style:table-cell-properties fo:padding="0.0201in" fo:border-left="0.0007in solid #000000" fo:border-right="none" fo:border-top="none" fo:border-bottom="0.0347in solid #000000"/>
    </style:style>
    <style:style style:name="t6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6" style:family="table-cell">
      <style:table-cell-properties fo:padding="0.0201in" fo:border-left="0.0007in solid #000000" fo:border-right="none" fo:border-top="none" fo:border-bottom="0.0347in solid #000000"/>
    </style:style>
    <style:style style:name="t7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6" style:family="table-cell">
      <style:table-cell-properties fo:padding="0.0201in" fo:border-left="0.0007in solid #000000" fo:border-right="none" fo:border-top="none" fo:border-bottom="0.0347in solid #000000"/>
    </style:style>
    <style:style style:name="t8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6" style:family="table-cell">
      <style:table-cell-properties fo:padding="0.0201in" fo:border-left="0.0007in solid #000000" fo:border-right="none" fo:border-top="none" fo:border-bottom="0.0347in solid #000000"/>
    </style:style>
    <style:style style:name="t9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6" style:family="table-cell">
      <style:table-cell-properties fo:padding="0.0201in" fo:border-left="0.0007in solid #000000" fo:border-right="none" fo:border-top="none" fo:border-bottom="0.0347in solid #000000"/>
    </style:style>
    <style:style style:name="t10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6" style:family="table-cell">
      <style:table-cell-properties fo:padding="0.0201in" fo:border-left="0.0007in solid #000000" fo:border-right="none" fo:border-top="none" fo:border-bottom="0.0347in solid #000000"/>
    </style:style>
    <style:style style:name="t1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6" style:family="table-cell">
      <style:table-cell-properties fo:padding="0.0201in" fo:border-left="0.0007in solid #000000" fo:border-right="none" fo:border-top="none" fo:border-bottom="0.0347in solid #000000"/>
    </style:style>
    <style:style style:name="t12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text-properties style:font-name="Arial" fo:font-size="10pt" fo:background-color="transparent" style:font-size-asian="10pt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5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38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39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0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4" style:family="text"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language="en" fo:country="US" fo:font-style="italic" style:font-style-asian="italic" style:font-style-complex="italic"/>
    </style:style>
    <style:style style:name="T11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14" style:family="text">
      <style:text-properties fo:language="en" fo:country="US" fo:font-style="normal" style:font-style-asian="normal" style:font-style-complex="normal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fo:background-color="transparent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style="italic" style:font-style-asian="italic" style:font-style-complex="italic"/>
    </style:style>
    <style:style style:name="T19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0" style:family="text">
      <style:text-properties style:text-position="sub 58%"/>
    </style:style>
    <style:style style:name="T21" style:family="text">
      <style:text-properties style:text-position="sub 58%" fo:language="en" fo:country="US"/>
    </style:style>
    <style:style style:name="T22" style:family="text">
      <style:text-properties style:text-position="sub 58%" fo:language="en" fo:country="US" fo:font-style="italic" style:font-style-asian="italic" style:font-style-complex="italic"/>
    </style:style>
    <style:style style:name="T23" style:family="text">
      <style:text-properties style:text-position="sub 58%" fo:language="en" fo:country="US" fo:font-style="normal" style:font-style-asian="normal" style:font-style-complex="normal"/>
    </style:style>
    <style:style style:name="T24" style:family="text">
      <style:text-properties style:text-position="sub 58%" fo:language="ru" fo:country="RU" fo:font-style="normal" style:font-style-asian="normal" style:font-style-complex="normal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style:font-name-complex="Arial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position="0% 100%" fo:language="en" fo:country="US" fo:font-style="normal" style:font-style-asian="normal" style:font-style-complex="normal"/>
    </style:style>
    <style:style style:name="T30" style:family="text">
      <style:text-properties style:text-position="0% 100%" fo:font-style="italic" style:font-style-asian="italic" style:font-style-complex="italic"/>
    </style:style>
    <style:style style:name="T31" style:family="text">
      <style:text-properties fo:font-size="10pt" style:font-size-asian="10pt" style:language-asian="zh" style:country-asian="TW" style:font-size-complex="10pt"/>
    </style:style>
    <style:style style:name="T32" style:family="text">
      <style:text-properties style:font-name="Symbol" fo:language="en" fo:country="US" style:font-name-complex="Symbol"/>
    </style:style>
    <style:style style:name="T33" style:family="text">
      <style:text-properties style:text-position="super 58%" fo:font-style="italic" style:font-style-asian="italic" style:font-style-complex="italic"/>
    </style:style>
    <style:style style:name="T34" style:family="text">
      <style:text-properties fo:language="en" fo:country="none"/>
    </style:style>
    <style:style style:name="T35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/>
    </style:style>
    <style:style style:name="T36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37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name-complex="Symbol1" style:font-weight-complex="bold"/>
    </style:style>
    <style:style style:name="T38" style:family="text">
      <style:text-properties fo:letter-spacing="0.0138in" fo:language="en" fo:country="US" style:text-underline-style="solid" style:text-underline-width="auto" style:text-underline-color="font-color" fo:font-weight="bold" fo:background-color="transparent" style:font-weight-asian="bold" style:font-weight-complex="normal"/>
    </style:style>
    <style:style style:name="T39" style:family="text">
      <style:text-properties fo:letter-spacing="0.0138in" fo:language="en" fo:country="US" style:text-underline-style="solid" style:text-underline-width="auto" style:text-underline-color="font-color" fo:font-weight="bold" style:font-weight-asian="bold" style:font-weight-complex="normal"/>
    </style:style>
    <style:style style:name="T40" style:family="text">
      <style:text-properties fo:letter-spacing="0.0138in" style:text-underline-style="solid" style:text-underline-width="auto" style:text-underline-color="font-color" fo:font-weight="bold" fo:background-color="transparent" style:font-weight-asian="bold"/>
    </style:style>
    <style:style style:name="T41" style:family="text">
      <style:text-properties fo:letter-spacing="0.0138in" style:text-underline-style="solid" style:text-underline-width="auto" style:text-underline-color="font-color" fo:font-weight="bold" style:font-weight-asian="bold"/>
    </style:style>
    <style:style style:name="T42" style:family="text">
      <style:text-properties fo:letter-spacing="0.0138in" style:text-underline-style="none" fo:font-weight="bold" style:font-weight-asian="bold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283in" svg:width="7.3965in" svg:height="1.0634in" draw:z-index="0"><draw:image xlink:href="Pictures/2000000700007794000015D06A07AB3C.svm" xlink:type="simple" xlink:show="embed" xlink:actuate="onLoad"/></draw:frame></text:p>
      <text:p text:style-name="P39">CALIBRATION CERTIFICATE</text:p>
      <text:p text:style-name="P20"/>
      <text:p text:style-name="P37"><text:span text:style-name="T5">Type:</text:span><text:span text:style-name="T6"> </text:span><text:span text:style-name="T7">Personal dosimeter AT3509A</text:span><text:span text:style-name="T8"><text:tab/></text:span><text:span text:style-name="T5">Date of calibration</text:span><text:span text:style-name="T3">: </text:span><text:span text:style-name="T4"><text:s/></text:span><text:span text:style-name="T7">$date</text:span></text:p>
      <text:p text:style-name="P4"/>
      <text:p text:style-name="P6">з/н: <text:span text:style-name="T28"><text:s/></text:span><text:span text:style-name="T19">$</text:span><text:span text:style-name="T11">allSerial </text:span></text:p>
      <text:p text:style-name="P9"/>
      <text:p text:style-name="P7">Measurement limits:</text:p>
      <text:p text:style-name="P8"><text:span text:style-name="T12">0.1 </text:span><text:span text:style-name="T13"></text:span><text:span text:style-name="T12">Sv/h – 1.0 Sv/h</text:span></text:p>
      <text:p text:style-name="P10"/>
      <text:p text:style-name="P7">Measurement error:</text:p>
      <text:p text:style-name="P5"><text:span text:style-name="T36">0.1 </text:span><text:span text:style-name="T37"></text:span><text:span text:style-name="T36">Sv/h – 0.99 </text:span><text:span text:style-name="T37"></text:span><text:span text:style-name="T36">Sv/h – </text:span><text:span text:style-name="T40">±</text:span><text:span text:style-name="T35">30</text:span><text:span text:style-name="T41">%</text:span><text:span text:style-name="T42">, </text:span></text:p>
      <text:p text:style-name="P5"><text:span text:style-name="T36">1 </text:span><text:span text:style-name="T37"></text:span><text:span text:style-name="T36">Sv/h – 1 Sv/h – </text:span><text:span text:style-name="T38">±15</text:span><text:span text:style-name="T39">%</text:span></text:p>
      <text:p text:style-name="P5"/>
      <text:p text:style-name="P7">Operating conditions:</text:p>
      <text:list xml:id="list6583490840998351118" text:style-name="L1">
        <text:list-item>
          <text:p text:style-name="P50"><text:span text:style-name="T15">Air temperature<text:tab/></text:span><text:span text:style-name="T27"><text:tab/><text:tab/><text:tab/>+</text:span><text:span text:style-name="T15">$temp</text:span><text:span text:style-name="T27"> °</text:span><text:span text:style-name="T15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0"><text:span text:style-name="Знак_20_примечания"><text:span text:style-name="T31">$facility_13+11eng;</text:span></text:span></text:p>
      <text:p text:style-name="P40"><text:span text:style-name="Знак_20_примечания"><text:span text:style-name="T31"/></text:span></text:p>
      <text:p text:style-name="P21"><text:span text:style-name="T9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1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1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1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1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1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4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30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17">15</text:span></text:p>
          </table:table-cell>
        </table:table-row>
        <table:table-row>
          <table:table-cell table:style-name="t1.A6" office:value-type="string">
            <text:p text:style-name="P12"><text:span text:style-name="T9">800.0</text:span> mSv/h</text:p>
          </table:table-cell>
          <table:table-cell table:style-name="t1.B6" office:value-type="string">
            <text:p text:style-name="P13">$1-n2</text:p>
          </table:table-cell>
          <table:table-cell table:style-name="t1.B6" office:value-type="string">
            <text:p text:style-name="P13">$1-d2</text:p>
          </table:table-cell>
          <table:table-cell table:style-name="t1.D6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6" office:value-type="string">
            <text:p text:style-name="P13">$1-av2</text:p>
          </table:table-cell>
          <table:table-cell table:style-name="t1.B6" office:value-type="string">
            <text:p text:style-name="P13">$1-o2</text:p>
          </table:table-cell>
          <table:table-cell table:style-name="t1.B6" office:value-type="string">
            <text:p text:style-name="P13">$1-q2</text:p>
          </table:table-cell>
          <table:table-cell table:style-name="t1.B6" office:value-type="string">
            <text:p text:style-name="P13">$1-do2</text:p>
          </table:table-cell>
          <table:table-cell table:style-name="t1.I6" office:value-type="string">
            <text:p text:style-name="P12">±15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1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1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1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1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<text:span text:style-name="T9">dn</text:span></text:p>
          </table:table-cell>
          <table:table-cell table:style-name="s1.B4" office:value-type="string">
            <text:p text:style-name="P19"><text:s text:c="2"/>$1-dd <text:s/></text:p>
            <text:p text:style-name="P15">180c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15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able:table-row>
            <table:table-cell table:style-name="t2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2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2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2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2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2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4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30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17">15</text:span></text:p>
          </table:table-cell>
        </table:table-row>
        <table:table-row>
          <table:table-cell table:style-name="t2.A6" office:value-type="string">
            <text:p text:style-name="P12"><text:span text:style-name="T9">800.0</text:span> mSv/h</text:p>
          </table:table-cell>
          <table:table-cell table:style-name="t2.B6" office:value-type="string">
            <text:p text:style-name="P13">$2-n2</text:p>
          </table:table-cell>
          <table:table-cell table:style-name="t2.B6" office:value-type="string">
            <text:p text:style-name="P13">$2-d2</text:p>
          </table:table-cell>
          <table:table-cell table:style-name="t2.D6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6" office:value-type="string">
            <text:p text:style-name="P13">$2-av2</text:p>
          </table:table-cell>
          <table:table-cell table:style-name="t2.B6" office:value-type="string">
            <text:p text:style-name="P13">$2-o2</text:p>
          </table:table-cell>
          <table:table-cell table:style-name="t2.B6" office:value-type="string">
            <text:p text:style-name="P13">$2-q2</text:p>
          </table:table-cell>
          <table:table-cell table:style-name="t2.B6" office:value-type="string">
            <text:p text:style-name="P13">$2-do2</text:p>
          </table:table-cell>
          <table:table-cell table:style-name="t2.I6" office:value-type="string">
            <text:p text:style-name="P12">±15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ext:soft-page-break/>
        <table:table-row>
          <table:table-cell table:style-name="s2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2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2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2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2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<text:span text:style-name="T9">dn</text:span></text:p>
          </table:table-cell>
          <table:table-cell table:style-name="s2.B4" office:value-type="string">
            <text:p text:style-name="P19"><text:s text:c="2"/>$2-dd <text:s/></text:p>
            <text:p text:style-name="P15">180c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15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3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3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3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3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3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4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30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17">15</text:span></text:p>
          </table:table-cell>
        </table:table-row>
        <table:table-row>
          <table:table-cell table:style-name="t3.A6" office:value-type="string">
            <text:p text:style-name="P12"><text:span text:style-name="T9">800.0</text:span> mSv/h</text:p>
          </table:table-cell>
          <table:table-cell table:style-name="t3.B6" office:value-type="string">
            <text:p text:style-name="P13">$3-n2</text:p>
          </table:table-cell>
          <table:table-cell table:style-name="t3.B6" office:value-type="string">
            <text:p text:style-name="P13">$3-d2</text:p>
          </table:table-cell>
          <table:table-cell table:style-name="t3.D6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6" office:value-type="string">
            <text:p text:style-name="P13">$3-av2</text:p>
          </table:table-cell>
          <table:table-cell table:style-name="t3.B6" office:value-type="string">
            <text:p text:style-name="P13">$3-o2</text:p>
          </table:table-cell>
          <table:table-cell table:style-name="t3.B6" office:value-type="string">
            <text:p text:style-name="P13">$3-q2</text:p>
          </table:table-cell>
          <table:table-cell table:style-name="t3.B6" office:value-type="string">
            <text:p text:style-name="P13">$3-do2</text:p>
          </table:table-cell>
          <table:table-cell table:style-name="t3.I6" office:value-type="string">
            <text:p text:style-name="P12">±15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3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3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3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3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<text:span text:style-name="T9">dn</text:span></text:p>
          </table:table-cell>
          <table:table-cell table:style-name="s3.B4" office:value-type="string">
            <text:p text:style-name="P19"><text:s text:c="2"/>$3-dd <text:s/></text:p>
            <text:p text:style-name="P15">180c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15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able:table-row>
            <table:table-cell table:style-name="t4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4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4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4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4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4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4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30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17">15</text:span></text:p>
          </table:table-cell>
        </table:table-row>
        <table:table-row>
          <table:table-cell table:style-name="t4.A6" office:value-type="string">
            <text:p text:style-name="P12"><text:span text:style-name="T9">800.0</text:span> mSv/h</text:p>
          </table:table-cell>
          <table:table-cell table:style-name="t4.B6" office:value-type="string">
            <text:p text:style-name="P13">$4-n2</text:p>
          </table:table-cell>
          <table:table-cell table:style-name="t4.B6" office:value-type="string">
            <text:p text:style-name="P13">$4-d2</text:p>
          </table:table-cell>
          <table:table-cell table:style-name="t4.D6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6" office:value-type="string">
            <text:p text:style-name="P13">$4-av2</text:p>
          </table:table-cell>
          <table:table-cell table:style-name="t4.B6" office:value-type="string">
            <text:p text:style-name="P13">$4-o2</text:p>
          </table:table-cell>
          <table:table-cell table:style-name="t4.B6" office:value-type="string">
            <text:p text:style-name="P13">$4-q2</text:p>
          </table:table-cell>
          <table:table-cell table:style-name="t4.B6" office:value-type="string">
            <text:p text:style-name="P13">$4-do2</text:p>
          </table:table-cell>
          <table:table-cell table:style-name="t4.I6" office:value-type="string">
            <text:p text:style-name="P12">±15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4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4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4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4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<text:span text:style-name="T9">dn</text:span></text:p>
          </table:table-cell>
          <table:table-cell table:style-name="s4.B4" office:value-type="string">
            <text:p text:style-name="P19"><text:s text:c="2"/>$4-dd <text:s/></text:p>
            <text:p text:style-name="P15">180c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15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ext:soft-page-break/>
          <table:table-row>
            <table:table-cell table:style-name="t5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5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5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5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5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5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4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30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17">15</text:span></text:p>
          </table:table-cell>
        </table:table-row>
        <table:table-row>
          <table:table-cell table:style-name="t5.A6" office:value-type="string">
            <text:p text:style-name="P12"><text:span text:style-name="T9">800.0</text:span> mSv/h</text:p>
          </table:table-cell>
          <table:table-cell table:style-name="t5.B6" office:value-type="string">
            <text:p text:style-name="P13">$5-n2</text:p>
          </table:table-cell>
          <table:table-cell table:style-name="t5.B6" office:value-type="string">
            <text:p text:style-name="P13">$5-d2</text:p>
          </table:table-cell>
          <table:table-cell table:style-name="t5.D6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6" office:value-type="string">
            <text:p text:style-name="P13">$5-av2</text:p>
          </table:table-cell>
          <table:table-cell table:style-name="t5.B6" office:value-type="string">
            <text:p text:style-name="P13">$5-o2</text:p>
          </table:table-cell>
          <table:table-cell table:style-name="t5.B6" office:value-type="string">
            <text:p text:style-name="P13">$5-q2</text:p>
          </table:table-cell>
          <table:table-cell table:style-name="t5.B6" office:value-type="string">
            <text:p text:style-name="P13">$5-do2</text:p>
          </table:table-cell>
          <table:table-cell table:style-name="t5.I6" office:value-type="string">
            <text:p text:style-name="P12">±15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5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5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5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5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<text:span text:style-name="T9">dn</text:span></text:p>
          </table:table-cell>
          <table:table-cell table:style-name="s5.B4" office:value-type="string">
            <text:p text:style-name="P19"><text:s text:c="2"/>$5-dd <text:s/></text:p>
            <text:p text:style-name="P15">180c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15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able:table-row>
            <table:table-cell table:style-name="t6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6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6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6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6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6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4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30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17">15</text:span></text:p>
          </table:table-cell>
        </table:table-row>
        <table:table-row>
          <table:table-cell table:style-name="t6.A6" office:value-type="string">
            <text:p text:style-name="P12"><text:span text:style-name="T9">800.0</text:span> mSv/h</text:p>
          </table:table-cell>
          <table:table-cell table:style-name="t6.B6" office:value-type="string">
            <text:p text:style-name="P13">$6-n2</text:p>
          </table:table-cell>
          <table:table-cell table:style-name="t6.B6" office:value-type="string">
            <text:p text:style-name="P13">$6-d2</text:p>
          </table:table-cell>
          <table:table-cell table:style-name="t6.D6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6" office:value-type="string">
            <text:p text:style-name="P13">$6-av2</text:p>
          </table:table-cell>
          <table:table-cell table:style-name="t6.B6" office:value-type="string">
            <text:p text:style-name="P13">$6-o2</text:p>
          </table:table-cell>
          <table:table-cell table:style-name="t6.B6" office:value-type="string">
            <text:p text:style-name="P13">$6-q2</text:p>
          </table:table-cell>
          <table:table-cell table:style-name="t6.B6" office:value-type="string">
            <text:p text:style-name="P13">$6-do2</text:p>
          </table:table-cell>
          <table:table-cell table:style-name="t6.I6" office:value-type="string">
            <text:p text:style-name="P12">±15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6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6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6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6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<text:span text:style-name="T9">dn</text:span></text:p>
          </table:table-cell>
          <table:table-cell table:style-name="s6.B4" office:value-type="string">
            <text:p text:style-name="P19"><text:s text:c="2"/>$6-dd <text:s/></text:p>
            <text:p text:style-name="P15">180c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15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ext:soft-page-break/>
          <table:table-row>
            <table:table-cell table:style-name="t7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7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7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7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7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7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4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30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17">15</text:span></text:p>
          </table:table-cell>
        </table:table-row>
        <table:table-row>
          <table:table-cell table:style-name="t7.A6" office:value-type="string">
            <text:p text:style-name="P12"><text:span text:style-name="T9">800.0</text:span> mSv/h</text:p>
          </table:table-cell>
          <table:table-cell table:style-name="t7.B6" office:value-type="string">
            <text:p text:style-name="P13">$7-n2</text:p>
          </table:table-cell>
          <table:table-cell table:style-name="t7.B6" office:value-type="string">
            <text:p text:style-name="P13">$7-d2</text:p>
          </table:table-cell>
          <table:table-cell table:style-name="t7.D6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6" office:value-type="string">
            <text:p text:style-name="P13">$7-av2</text:p>
          </table:table-cell>
          <table:table-cell table:style-name="t7.B6" office:value-type="string">
            <text:p text:style-name="P13">$7-o2</text:p>
          </table:table-cell>
          <table:table-cell table:style-name="t7.B6" office:value-type="string">
            <text:p text:style-name="P13">$7-q2</text:p>
          </table:table-cell>
          <table:table-cell table:style-name="t7.B6" office:value-type="string">
            <text:p text:style-name="P13">$7-do2</text:p>
          </table:table-cell>
          <table:table-cell table:style-name="t7.I6" office:value-type="string">
            <text:p text:style-name="P12">±15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7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7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7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7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<text:span text:style-name="T9">dn</text:span></text:p>
          </table:table-cell>
          <table:table-cell table:style-name="s7.B4" office:value-type="string">
            <text:p text:style-name="P19"><text:s text:c="2"/>$7-dd <text:s/></text:p>
            <text:p text:style-name="P15">180c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15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able:table-row>
          <table:table-cell table:style-name="t8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8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8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8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8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8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4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30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17">15</text:span></text:p>
          </table:table-cell>
        </table:table-row>
        <table:table-row>
          <table:table-cell table:style-name="t8.A6" office:value-type="string">
            <text:p text:style-name="P12"><text:span text:style-name="T9">800.0</text:span> mSv/h</text:p>
          </table:table-cell>
          <table:table-cell table:style-name="t8.B6" office:value-type="string">
            <text:p text:style-name="P13">$8-n2</text:p>
          </table:table-cell>
          <table:table-cell table:style-name="t8.B6" office:value-type="string">
            <text:p text:style-name="P13">$8-d2</text:p>
          </table:table-cell>
          <table:table-cell table:style-name="t8.D6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6" office:value-type="string">
            <text:p text:style-name="P13">$8-av2</text:p>
          </table:table-cell>
          <table:table-cell table:style-name="t8.B6" office:value-type="string">
            <text:p text:style-name="P13">$8-o2</text:p>
          </table:table-cell>
          <table:table-cell table:style-name="t8.B6" office:value-type="string">
            <text:p text:style-name="P13">$8-q2</text:p>
          </table:table-cell>
          <table:table-cell table:style-name="t8.B6" office:value-type="string">
            <text:p text:style-name="P13">$8-do2</text:p>
          </table:table-cell>
          <table:table-cell table:style-name="t8.I6" office:value-type="string">
            <text:p text:style-name="P12">±15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8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8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8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8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<text:span text:style-name="T9">dn</text:span></text:p>
          </table:table-cell>
          <table:table-cell table:style-name="s8.B4" office:value-type="string">
            <text:p text:style-name="P19"><text:s text:c="2"/>$8-dd <text:s/></text:p>
            <text:p text:style-name="P15">180c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15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ext:soft-page-break/>
          <table:table-row>
            <table:table-cell table:style-name="t9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9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9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9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9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9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4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30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17">15</text:span></text:p>
          </table:table-cell>
        </table:table-row>
        <table:table-row>
          <table:table-cell table:style-name="t9.A6" office:value-type="string">
            <text:p text:style-name="P12"><text:span text:style-name="T9">800.0</text:span> mSv/h</text:p>
          </table:table-cell>
          <table:table-cell table:style-name="t9.B6" office:value-type="string">
            <text:p text:style-name="P13">$9-n2</text:p>
          </table:table-cell>
          <table:table-cell table:style-name="t9.B6" office:value-type="string">
            <text:p text:style-name="P13">$9-d2</text:p>
          </table:table-cell>
          <table:table-cell table:style-name="t9.D6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6" office:value-type="string">
            <text:p text:style-name="P13">$9-av2</text:p>
          </table:table-cell>
          <table:table-cell table:style-name="t9.B6" office:value-type="string">
            <text:p text:style-name="P13">$9-o2</text:p>
          </table:table-cell>
          <table:table-cell table:style-name="t9.B6" office:value-type="string">
            <text:p text:style-name="P13">$9-q2</text:p>
          </table:table-cell>
          <table:table-cell table:style-name="t9.B6" office:value-type="string">
            <text:p text:style-name="P13">$9-do2</text:p>
          </table:table-cell>
          <table:table-cell table:style-name="t9.I6" office:value-type="string">
            <text:p text:style-name="P12">±15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9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9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9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9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<text:span text:style-name="T9">dn</text:span></text:p>
          </table:table-cell>
          <table:table-cell table:style-name="s9.B4" office:value-type="string">
            <text:p text:style-name="P19"><text:s text:c="2"/>$9-dd <text:s/></text:p>
            <text:p text:style-name="P15">180c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15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able:table-row>
            <table:table-cell table:style-name="t10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10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10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10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10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10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4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30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17">15</text:span></text:p>
          </table:table-cell>
        </table:table-row>
        <table:table-row>
          <table:table-cell table:style-name="t10.A6" office:value-type="string">
            <text:p text:style-name="P12"><text:span text:style-name="T9">800.0</text:span> mSv/h</text:p>
          </table:table-cell>
          <table:table-cell table:style-name="t10.B6" office:value-type="string">
            <text:p text:style-name="P13">$10-n2</text:p>
          </table:table-cell>
          <table:table-cell table:style-name="t10.B6" office:value-type="string">
            <text:p text:style-name="P13">$10-d2</text:p>
          </table:table-cell>
          <table:table-cell table:style-name="t10.D6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6" office:value-type="string">
            <text:p text:style-name="P13">$10-av2</text:p>
          </table:table-cell>
          <table:table-cell table:style-name="t10.B6" office:value-type="string">
            <text:p text:style-name="P13">$10-o2</text:p>
          </table:table-cell>
          <table:table-cell table:style-name="t10.B6" office:value-type="string">
            <text:p text:style-name="P13">$10-q2</text:p>
          </table:table-cell>
          <table:table-cell table:style-name="t10.B6" office:value-type="string">
            <text:p text:style-name="P13">$10-do2</text:p>
          </table:table-cell>
          <table:table-cell table:style-name="t10.I6" office:value-type="string">
            <text:p text:style-name="P12">±15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10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10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10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10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<text:span text:style-name="T9">dn</text:span></text:p>
          </table:table-cell>
          <table:table-cell table:style-name="s10.B4" office:value-type="string">
            <text:p text:style-name="P19"><text:s text:c="2"/>$10-dd <text:s/></text:p>
            <text:p text:style-name="P15">180c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15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ext:soft-page-break/>
          <table:table-row>
            <table:table-cell table:style-name="t11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11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11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11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11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11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4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30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17">15</text:span></text:p>
          </table:table-cell>
        </table:table-row>
        <table:table-row>
          <table:table-cell table:style-name="t11.A6" office:value-type="string">
            <text:p text:style-name="P12"><text:span text:style-name="T9">800.0</text:span> mSv/h</text:p>
          </table:table-cell>
          <table:table-cell table:style-name="t11.B6" office:value-type="string">
            <text:p text:style-name="P13">$11-n2</text:p>
          </table:table-cell>
          <table:table-cell table:style-name="t11.B6" office:value-type="string">
            <text:p text:style-name="P13">$11-d2</text:p>
          </table:table-cell>
          <table:table-cell table:style-name="t11.D6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6" office:value-type="string">
            <text:p text:style-name="P13">$11-av2</text:p>
          </table:table-cell>
          <table:table-cell table:style-name="t11.B6" office:value-type="string">
            <text:p text:style-name="P13">$11-o2</text:p>
          </table:table-cell>
          <table:table-cell table:style-name="t11.B6" office:value-type="string">
            <text:p text:style-name="P13">$11-q2</text:p>
          </table:table-cell>
          <table:table-cell table:style-name="t11.B6" office:value-type="string">
            <text:p text:style-name="P13">$11-do2</text:p>
          </table:table-cell>
          <table:table-cell table:style-name="t11.I6" office:value-type="string">
            <text:p text:style-name="P12">±15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11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11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11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11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<text:span text:style-name="T9">dn</text:span></text:p>
          </table:table-cell>
          <table:table-cell table:style-name="s11.B4" office:value-type="string">
            <text:p text:style-name="P19"><text:s text:c="2"/>$11-dd <text:s/></text:p>
            <text:p text:style-name="P15">180c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15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able:table-row>
            <table:table-cell table:style-name="t12.A1" table:number-columns-spanned="9" office:value-type="string">
              <text:p text:style-name="P41"><text:span text:style-name="T2">AT3509A </text:span><text:span text:style-name="T9">(</text:span><text:span text:style-name="T32"></text:span><text:span text:style-name="T9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6">Dose rate at check point,</text:p>
            <text:p text:style-name="P11"><text:span text:style-name="T26">Ḣ</text:span><text:span text:style-name="T22">oi</text:span><text:span text:style-name="T2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9">Distance to source</text:span>, </text:p>
            <text:p text:style-name="P17">R, сm</text:p>
          </table:table-cell>
          <table:table-cell table:style-name="t12.B2" office:value-type="string">
            <text:p text:style-name="P30"><text:span text:style-name="T9">Dose rate measurement at check point</text:span>,</text:p>
            <text:p text:style-name="P30"><text:span text:style-name="T26">Ḣ</text:span><text:span text:style-name="T33">*</text:span><text:span text:style-name="T22">i</text:span><text:span text:style-name="T29">(10)</text:span></text:p>
          </table:table-cell>
          <table:table-cell table:style-name="t12.B2" office:value-type="string">
            <text:p text:style-name="P27"><text:span text:style-name="T9">Average value</text:span>, </text:p>
            <text:p text:style-name="P28"><text:span text:style-name="T10">H</text:span><text:span text:style-name="T22">pi</text:span><text:span text:style-name="T29">(10)</text:span></text:p>
          </table:table-cell>
          <table:table-cell table:style-name="t12.B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t12.B2" office:value-type="string">
            <text:p text:style-name="P18"><text:span text:style-name="T34">Relative standard deviation</text:span>,</text:p>
            <text:p text:style-name="P18"><text:span text:style-name="T9">S</text:span><text:span text:style-name="T22">i</text:span><text:span text:style-name="T9">, %</text:span></text:p>
          </table:table-cell>
          <table:table-cell table:style-name="t12.B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9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4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30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17">15</text:span></text:p>
          </table:table-cell>
        </table:table-row>
        <table:table-row>
          <table:table-cell table:style-name="t12.A6" office:value-type="string">
            <text:p text:style-name="P12"><text:span text:style-name="T9">800.0</text:span> mSv/h</text:p>
          </table:table-cell>
          <table:table-cell table:style-name="t12.B6" office:value-type="string">
            <text:p text:style-name="P13">$12-n2</text:p>
          </table:table-cell>
          <table:table-cell table:style-name="t12.B6" office:value-type="string">
            <text:p text:style-name="P13">$12-d2</text:p>
          </table:table-cell>
          <table:table-cell table:style-name="t12.D6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6" office:value-type="string">
            <text:p text:style-name="P13">$12-av2</text:p>
          </table:table-cell>
          <table:table-cell table:style-name="t12.B6" office:value-type="string">
            <text:p text:style-name="P13">$12-o2</text:p>
          </table:table-cell>
          <table:table-cell table:style-name="t12.B6" office:value-type="string">
            <text:p text:style-name="P13">$12-q2</text:p>
          </table:table-cell>
          <table:table-cell table:style-name="t12.B6" office:value-type="string">
            <text:p text:style-name="P13">$12-do2</text:p>
          </table:table-cell>
          <table:table-cell table:style-name="t12.I6" office:value-type="string">
            <text:p text:style-name="P12">±15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3509A </text:span><text:span text:style-name="T9">(</text:span><text:span text:style-name="T32"></text:span><text:span text:style-name="T9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0">H</text:span><text:span text:style-name="T22">p</text:span><text:span text:style-name="T21">0</text:span><text:span text:style-name="T9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17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16">Relative <text:s/>measure-ment</text:span> <text:span text:style-name="T9">error</text:span></text:p>
            <text:p text:style-name="P47"><text:span text:style-name="T18">θ</text:span><text:span text:style-name="T24">пр</text:span><text:span text:style-name="T22">i</text:span><text:span text:style-name="T17">,</text:span> %</text:p>
          </table:table-cell>
          <table:table-cell table:style-name="s12.B2" table:number-rows-spanned="2" office:value-type="string">
            <text:p text:style-name="P26"><text:span text:style-name="T9">Confidence limit of the intrinsic <text:s/>relative error</text:span> <text:span text:style-name="T14">Δ</text:span><text:span text:style-name="T22">i</text:span><text:span text:style-name="T9">,</text:span> %</text:p>
          </table:table-cell>
          <table:table-cell table:style-name="s12.I2" table:number-rows-spanned="2" office:value-type="string">
            <text:p text:style-name="P22"><text:span text:style-name="T9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0">H</text:span><text:span text:style-name="T22">pi</text:span><text:span text:style-name="T9">(10)</text:span></text:p>
          </table:table-cell>
          <table:table-cell table:style-name="s12.D3" office:value-type="string">
            <text:p text:style-name="P29"><text:span text:style-name="T10">H</text:span><text:span text:style-name="T22">pi</text:span><text:span text:style-name="T9">(10)</text:span><text:span text:style-name="T21">meas</text:span><text:span text:style-name="T20">.</text:span></text:p>
          </table:table-cell>
          <table:table-cell table:style-name="s12.D3" office:value-type="string">
            <text:p text:style-name="P29"><text:span text:style-name="T10">H</text:span><text:span text:style-name="T22">pi</text:span><text:span text:style-name="T14">(10)</text:span><text:span text:style-name="T23">meas</text:span><text:span text:style-name="T25">.</text:span><text:span text:style-name="T30">-</text:span><text:span text:style-name="T10">H</text:span><text:span text:style-name="T22">p</text:span><text:span text:style-name="T21">0</text:span><text:span text:style-name="T9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<text:span text:style-name="T9">dn</text:span></text:p>
          </table:table-cell>
          <table:table-cell table:style-name="s12.B4" office:value-type="string">
            <text:p text:style-name="P19"><text:s text:c="2"/>$12-dd <text:s/></text:p>
            <text:p text:style-name="P15">180c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15</text:p>
          </table:table-cell>
        </table:table-row>
      </table:table>
      <text:p text:style-name="P38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43">Calibrated by:</text:p>
          </table:table-cell>
          <table:table-cell table:style-name="Таблица1.A1" office:value-type="string">
            <text:p text:style-name="P44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  <table:table-row>
          <table:table-cell table:style-name="Таблица1.A1" office:value-type="string">
            <text:p text:style-name="P43">Technical control:</text:p>
          </table:table-cell>
          <table:table-cell table:style-name="Таблица1.A1" office:value-type="string">
            <text:p text:style-name="P45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42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3509A</text:span><text:span text:style-name="MT2">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5-25T11:42:44.69</dc:date>
    <meta:editing-duration>P3DT9H24M27S</meta:editing-duration>
    <meta:editing-cycles>415</meta:editing-cycles>
    <meta:generator>OpenOffice/4.1.6$Win32 OpenOffice.org_project/416m1$Build-9790</meta:generator>
    <meta:document-statistic meta:table-count="25" meta:image-count="1" meta:object-count="0" meta:page-count="6" meta:paragraph-count="1249" meta:word-count="2177" meta:character-count="13047"/>
  </office:meta>
</office:document-meta>
</file>